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INFO] -------------------------------------------------------</text:p>
      <text:p text:style-name="P1">[INFO] <text:s/>T E S T S</text:p>
      <text:p text:style-name="P1">[INFO] -------------------------------------------------------</text:p>
      <text:p text:style-name="P1">[INFO] Running fr.AppTest</text:p>
      <text:p text:style-name="P1">[INFO] Tests run: 1, Failures: 0, Errors: 0, Skipped: 0, Time elapsed: 0.028 s -- in fr.AppTest</text:p>
      <text:p text:style-name="P1">[INFO] Running fr.covoiturage.ConducteurTest</text:p>
      <text:p text:style-name="P1">Seuls les passagers peuvent être notés par les conducteurs.</text:p>
      <text:p text:style-name="P1">Note ajoutée : 10</text:p>
      <text:p text:style-name="P1">Note ajoutée : 14</text:p>
      <text:p text:style-name="P1">Note ajoutée : 16</text:p>
      <text:p text:style-name="P1">Erreur : Le trajet à ajouter ne peut pas être null.</text:p>
      <text:p text:style-name="P1">La vitesse moyenne est de 100.0 km/h.</text:p>
      <text:p text:style-name="P1">La vitesse moyenne est de 100.0 km/h.</text:p>
      <text:p text:style-name="P1">Note ajoutée : 15</text:p>
      <text:p text:style-name="P1">Le conducteur Jean a donné une note de 15 au passager Claire</text:p>
      <text:p text:style-name="P1">[INFO] Tests run: 9, Failures: 0, Errors: 0, Skipped: 0, Time elapsed: 0.026 s -- in fr.covoiturage.ConducteurTest</text:p>
      <text:p text:style-name="P1">[INFO] Running fr.covoiturage.PassagerTest</text:p>
      <text:p text:style-name="P1">La vitesse moyenne est de 116.25 km/h.</text:p>
      <text:p text:style-name="P1">Note ajoutée : 4</text:p>
      <text:p text:style-name="P1">Le passager Alice a donné une note de 4 au conducteur Jean Dupont</text:p>
      <text:p text:style-name="P1">La vitesse moyenne est de 116.25 km/h.</text:p>
      <text:p text:style-name="P1">Note ajoutée : 5</text:p>
      <text:p text:style-name="P1">Le passager Alice a reçu une note de 5 de la part de Bob</text:p>
      <text:p text:style-name="P1">La vitesse moyenne est de 116.25 km/h.</text:p>
      <text:p text:style-name="P1">La vitesse moyenne est de 116.25 km/h.</text:p>
      <text:p text:style-name="P1">Note ajoutée : 4</text:p>
      <text:p text:style-name="P1">Note ajoutée : 5</text:p>
      <text:p text:style-name="P1">La vitesse moyenne est de 116.25 km/h.</text:p>
      <text:p text:style-name="P1">Le passager Alice suit maintenant la liste de trajets suivante : [Trajet [depart=Paris, arrivee=Lyon, distance=465, dureePrev=4.5, conducteur=Jean Dupont, listePassager=[]]]</text:p>
      <text:p text:style-name="P1">La vitesse moyenne est de 116.25 km/h.</text:p>
      <text:p text:style-name="P1">Passager [nom=Alice, villeDepart=Ville de départ : Paris, villeArrivee=Ville d'arrivée : Lyon, trajetsPassager=[], destPref=Marseille]</text:p>
      <text:p text:style-name="P1">[INFO] Tests run: 6, Failures: 0, Errors: 0, Skipped: 0, Time elapsed: 0.020 s -- in fr.covoiturage.PassagerTest</text:p>
      <text:p text:style-name="P1">[INFO] Running fr.covoiturage.PlateformeCovoiturageTest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<text:soft-page-break/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Distance de traj1 : 587</text:p>
      <text:p text:style-name="P1">Distance de traj2 : 225</text:p>
      <text:p text:style-name="P1">Trajet [depart=Paris, arrivee=Bordeaux, distance=587, dureePrev=6.2291, conducteur=Robert, listePassager=[Passager [nom=aaaaa, villeDepart=Ville de départ : b, villeArrivee=Ville d'arrivée : c, trajetsPassager=[], destPref=d], Passager [nom=bbbbb, villeDepart=Ville de départ : c, villeArrivee=Ville d'arrivée : d, trajetsPassager=[], destPref=e]]]</text:p>
      <text:p text:style-name="P1">Trajet [depart=Paris, arrivee=Lille, distance=225, dureePrev=2.4883, conducteur=Robert, listePassager=[]]</text:p>
      <text:p text:style-name="P1">Trajet [depart=Paris, arrivee=Lyon, distance=466, dureePrev=4.843, conducteur=Robert, <text:soft-page-break/>listePassager=[]]</text:p>
      <text:p text:style-name="P1">Trajet [depart=Paris, arrivee=Marseille, distance=773, dureePrev=8.016, conducteur=Robert, listePassager=[]]</text:p>
      <text:p text:style-name="P1">Trajet [depart=Paris, arrivee=Strasbourg, distance=491, dureePrev=5.2939, conducteur=Robert, listePassager=[]]</text:p>
      <text:p text:style-name="P1">Trajet [depart=Lille, arrivee=Bordeaux, distance=798, dureePrev=8.4335, conducteur=Robert, listePassager=[]]</text:p>
      <text:p text:style-name="P1">Trajet [depart=Lille, arrivee=Lyon, distance=691, dureePrev=7.3981, conducteur=Robert, listePassager=[]]</text:p>
      <text:p text:style-name="P1">Trajet [depart=Lille, arrivee=Marseille, distance=999, dureePrev=10.6713, conducteur=Robert, listePassager=[]]</text:p>
      <text:p text:style-name="P1">Trajet [depart=Lille, arrivee=Strasbourg, distance=524, dureePrev=5.6112, conducteur=Robert, listePassager=[]]</text:p>
      <text:p text:style-name="P1">Trajet [depart=Bordeaux, arrivee=Lyon, distance=554, dureePrev=5.678, conducteur=Robert, listePassager=[]]</text:p>
      <text:p text:style-name="P1">Trajet [depart=Bordeaux, arrivee=Marseille, distance=645, dureePrev=6.8303, conducteur=Robert, listePassager=[]]</text:p>
      <text:p text:style-name="P1">Trajet [depart=Bordeaux, arrivee=Strasbourg, distance=964, dureePrev=10.4542, conducteur=Robert, listePassager=[]]</text:p>
      <text:p text:style-name="P1">Trajet [depart=Lyon, arrivee=Marseille, distance=313, dureePrev=3.3233, conducteur=Robert, listePassager=[]]</text:p>
      <text:p text:style-name="P1">Trajet [depart=Lyon, arrivee=Strasbourg, distance=493, dureePrev=5.3941, conducteur=Robert, listePassager=[]]</text:p>
      <text:p text:style-name="P1">Trajet [depart=Marseille, arrivee=Strasbourg, distance=800, dureePrev=8.5671, conducteur=Robert, listePassager=[]]</text:p>
      <text:p text:style-name="P1">Trajet [depart=Paris, arrivee=Melun, distance=100, dureePrev=0.8851, conducteur=Robert, listePassager=[]]</text:p>
      <text:p text:style-name="P1">Nombre total de trajets : 16</text:p>
      <text:p text:style-name="P1">Nombre de trajets longs : 14</text:p>
      <text:p text:style-name="P1">Pourcentage de trajets longs : 87.5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<text:soft-page-break/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Nombre total de trajets : 16</text:p>
      <text:p text:style-name="P1">Nombre de trajets longs : 14</text:p>
      <text:p text:style-name="P1">Pourcentage de trajets longs : 87.5</text:p>
      <text:p text:style-name="P1">Distance moyenne : 588.9375 km</text:p>
      <text:p text:style-name="P1">Pourcentage de trajets longs : 87.5%</text:p>
      <text:p text:style-name="P1">Vitesse moyenne globale : 94.12034979249177 km/h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<text:soft-page-break/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Nombre de trajets pour conducteur1 : 4</text:p>
      <text:p text:style-name="P1">Nombre de trajets pour conducteur2 : 2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<text:soft-page-break/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Note ajoutée : 7</text:p>
      <text:p text:style-name="P1">Le conducteur Robert a donné une note de 7 au passager aaaaa</text:p>
      <text:p text:style-name="P1">La vitesse moyenne est de 94.2351222488 km/h.</text:p>
      <text:p text:style-name="P1">La vitesse moyenne est de 90.42318048466824 km/h.</text:p>
      <text:p text:style-name="P1">La vitesse moyenne est de 96.221350402643 km/h.</text:p>
      <text:p text:style-name="P1">La vitesse moyenne est de 96.43213572854292 km/h.</text:p>
      <text:p text:style-name="P1">La vitesse moyenne est de 92.74825742836094 km/h.</text:p>
      <text:p text:style-name="P1">La vitesse moyenne est de 94.62263591628623 km/h.</text:p>
      <text:p text:style-name="P1">La vitesse moyenne est de 93.4023600654222 km/h.</text:p>
      <text:p text:style-name="P1">La vitesse moyenne est de 93.61558572994855 km/h.</text:p>
      <text:p text:style-name="P1">La vitesse moyenne est de 93.38465925292272 km/h.</text:p>
      <text:p text:style-name="P1">La vitesse moyenne est de 97.56956674885524 km/h.</text:p>
      <text:p text:style-name="P1">La vitesse moyenne est de 94.43216256972607 km/h.</text:p>
      <text:p text:style-name="P1">La vitesse moyenne est de 92.21174264888752 km/h.</text:p>
      <text:p text:style-name="P1">La vitesse moyenne est de 94.18349231185869 km/h.</text:p>
      <text:p text:style-name="P1">La vitesse moyenne est de 91.39615505830444 km/h.</text:p>
      <text:p text:style-name="P1">La vitesse moyenne est de 93.38049048102626 km/h.</text:p>
      <text:p text:style-name="P1">La vitesse moyenne est de 112.9815840018077 km/h.</text:p>
      <text:p text:style-name="P1">L'utilisateur aaaaa a été ajouté.</text:p>
      <text:p text:style-name="P1">L'utilisateur bbbbb a été ajouté.</text:p>
      <text:p text:style-name="P1">Note ajoutée : 12</text:p>
      <text:p text:style-name="P1">Le passager aaaaa a donné une note de 12 au conducteur Robert</text:p>
      <text:p text:style-name="P1">Note ajoutée : 14</text:p>
      <text:p text:style-name="P1">Le passager aaaaa a donné une note de 14 au conducteur Robert</text:p>
      <text:p text:style-name="P1">Note ajoutée : 5</text:p>
      <text:p text:style-name="P1">Le passager aaaaa a donné une note de 5 au conducteur Dédé</text:p>
      <text:p text:style-name="P1">Note ajoutée : 18</text:p>
      <text:p text:style-name="P1">Le passager aaaaa a donné une note de 18 au conducteur Robert</text:p>
      <text:p text:style-name="P1"><text:soft-page-break/>Note ajoutée : 7</text:p>
      <text:p text:style-name="P1">Le conducteur Robert a donné une note de 7 au passager aaaaa</text:p>
      <text:p text:style-name="P1">Conducteurs triés par note ascendante :</text:p>
      <text:p text:style-name="P1">Conducteur [nom=Dédé, villeDepart=Lille, villeArrivee=Lyon, voiture=4L, distance totale : 587.0 km, note moyenne : 5.0]</text:p>
      <text:p text:style-name="P1">Conducteur [nom=Robert, villeDepart=Paris, villeArrivee=Lyon, voiture=4x4, distance totale : 1266.0 km, note moyenne : 14.666666666666666]</text:p>
      <text:p text:style-name="P1">[INFO] Tests run: 8, Failures: 0, Errors: 0, Skipped: 0, Time elapsed: 0.018 s -- in fr.covoiturage.PlateformeCovoiturageTest</text:p>
      <text:p text:style-name="P1">[INFO] Running fr.covoiturage.TrajetTest</text:p>
      <text:p text:style-name="P1">La vitesse moyenne est de 116.25 km/h.</text:p>
      <text:p text:style-name="P1">La vitesse moyenne est de 116.25 km/h.</text:p>
      <text:p text:style-name="P1">L'utilisateur Alice a été ajouté.</text:p>
      <text:p text:style-name="P1">La vitesse moyenne est de 116.25 km/h.</text:p>
      <text:p text:style-name="P1">La vitesse moyenne est de 116.25 km/h.</text:p>
      <text:p text:style-name="P1">vitesseMoyenne = 116.25</text:p>
      <text:p text:style-name="P1">oui est rapide</text:p>
      <text:p text:style-name="P1">La vitesse moyenne est de 116.25 km/h.</text:p>
      <text:p text:style-name="P1">La vitesse moyenne est de 116.25 km/h.</text:p>
      <text:p text:style-name="P1">[INFO] Tests run: 5, Failures: 0, Errors: 0, Skipped: 0, Time elapsed: 0.006 s -- in fr.covoiturage.TrajetTest</text:p>
      <text:p text:style-name="P1">[INFO] Running fr.covoiturage.UtilisateurTest</text:p>
      <text:p text:style-name="P1">Profil de l'utilisateur :</text:p>
      <text:p text:style-name="P1">Utilisateur [nom=Alice, villeDepart=Paris, villeArrivee=Lyon]</text:p>
      <text:p text:style-name="P1">[INFO] Tests run: 6, Failures: 0, Errors: 0, Skipped: 0, Time elapsed: 0.012 s -- in fr.covoiturage.UtilisateurTest</text:p>
      <text:p text:style-name="P1">[INFO]</text:p>
      <text:p text:style-name="P1">[INFO] Results:</text:p>
      <text:p text:style-name="P1">[INFO]</text:p>
      <text:p text:style-name="P1">[INFO] Tests run: 35, Failures: 0, Errors: 0, Skipped: 0</text:p>
      <text:p text:style-name="P1">[INFO]</text:p>
      <text:p text:style-name="P1">[INFO] ------------------------------------------------------------------------</text:p>
      <text:p text:style-name="P1">[INFO] BUILD SUCCESS</text:p>
      <text:p text:style-name="P1">[INFO] ------------------------------------------------------------------------</text:p>
      <text:p text:style-name="P1">[INFO] Total time: <text:s/>4.069 s</text:p>
      <text:p text:style-name="P1">[INFO] Finished at: 2025-05-03T00:10:36+02:00</text:p>
      <text:p text:style-name="P1">[INFO] 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Arial" style:font-family-complex="Arial" style:font-family-generic-complex="system" style:font-pitch-complex="variable"/>
    </style:style>
    <style:style style:name="Titre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3T00:12:02.149000000</dc:date>
    <meta:editing-duration>PT1M8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7" meta:paragraph-count="316" meta:word-count="2267" meta:character-count="15401" meta:non-whitespace-character-count="13448"/>
  </office:meta>
</office:document-meta>
</file>